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font-size="11pt" fo:language="en" fo:country="none" fo:font-style="italic" fo:font-weight="bold" style:font-size-asian="11pt" style:font-style-asian="italic" style:font-weight-asian="bold" style:font-size-complex="11pt" style:font-style-complex="italic" style:font-weight-complex="bold"/>
    </style:style>
    <style:style style:name="P4" style:family="paragraph" style:parent-style-name="Standard" style:list-style-name="" style:master-page-name="Standard">
      <style:paragraph-properties fo:margin-top="0in" fo:margin-bottom="0.139in" fo:line-height="115%" style:page-number="auto"/>
      <style:text-properties fo:font-size="16pt" fo:language="en" fo:country="none" fo:font-weight="bold" style:font-size-asian="16pt" style:font-weight-asian="bold" style:font-size-complex="16pt" style:font-weight-complex="bold"/>
    </style:style>
    <style:style style:name="T1" style:family="text">
      <style:text-properties fo:font-size="11pt" fo:language="en" fo:country="none" fo:font-weight="bold" style:font-size-asian="11pt" style:font-weight-asian="bold" style:font-size-complex="11pt" style:font-weight-complex="bold"/>
    </style:style>
    <style:style style:name="T2" style:family="text">
      <style:text-properties fo:font-size="11pt" fo:language="en" fo:country="none" fo:font-style="italic" fo:font-weight="bold" style:font-size-asian="11pt" style:font-style-asian="italic" style:font-weight-asian="bold" style:font-size-complex="11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text:soft-page-break/>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2">1. JaEn1; JC1: =007792</text:p>
      <text:p text:style-name="P2">BARK</text:p>
      <text:p text:style-name="P2">_</text:p>
      <text:p text:style-name="P1">Act 6 Intermission 5</text:p>
      <text:p text:style-name="P2">_</text:p>
      <text:p text:style-name="P2">2. KV1; DS1; RL1; KM1; TP1: =008125</text:p>
      <text:p text:style-name="P2">BARK</text:p>
      <text:p text:style-name="P2">_</text:p>
      <text:p text:style-name="P2">3. KV2; DS2; RL2; KM2; TP2: =008126</text:p>
      <text:p text:style-name="P2">BARK</text:p>
      <text:p text:style-name="P2">_</text:p>
      <text:p text:style-name="P2">4. KV3; DS3; RL3; KM3; TP3: =008128</text:p>
      <text:p text:style-name="P2"><text:soft-page-break/>hey guys</text:p>
      <text:p text:style-name="P2">_</text:p>
      <text:p text:style-name="P2">5. KV4; DS4; RL4; KM4; TP4: =008129</text:p>
      <text:p text:style-name="P2">long time no see</text:p>
      <text:p text:style-name="P2">_</text:p>
      <text:p text:style-name="P1">Act 6 Act 6</text:p>
      <text:p text:style-name="P2">_</text:p>
      <text:p text:style-name="P1">Act 6 Act 6 Intermission 1</text:p>
      <text:p text:style-name="P2">_</text:p>
      <text:p text:style-name="P2">6. RxLa1: =008188</text:p>
      <text:p text:style-name="P2">woof</text:p>
      <text:p text:style-name="P2">_</text:p>
      <text:p text:style-name="P2">7. RxLa2: =008189</text:p>
      <text:p text:style-name="P2">yes i just woofed</text:p>
      <text:p text:style-name="P2">yes i can talk in person language</text:p>
      <text:p text:style-name="P2">oh dont worry...</text:p>
      <text:p text:style-name="P2">i will say lots of person things to you</text:p>
      <text:p text:style-name="P2">for you see roxy</text:p>
      <text:p text:style-name="P2">_</text:p>
      <text:p text:style-name="P2">8. RxLa3: =008190</text:p>
      <text:p text:style-name="P2">we have many person things to discuss</text:p>
      <text:p text:style-name="P2">_</text:p>
      <text:p text:style-name="P2">9. RxLa4: =008191</text:p>
      <text:p text:style-name="P2">excuse me but did you just "laugh your ass off" at me under your breath</text:p>
      <text:p text:style-name="P2">:|</text:p>
      <text:p text:style-name="P2">i fail to see what is so amusing</text:p>
      <text:p text:style-name="P2"><text:soft-page-break/>.....</text:p>
      <text:p text:style-name="P2">ok i guess the situation is a little funny because of this absurd folder</text:p>
      <text:p text:style-name="P2">and the fact that i woofed at you probably didnt help either</text:p>
      <text:p text:style-name="P2">but im not here to share a good laugh over the old ladys sense of design or her penchant for scrapbooking!</text:p>
      <text:p text:style-name="P2">i am here to make sure that you do as youre told</text:p>
      <text:p text:style-name="P2">now take the file and review your assignment</text:p>
      <text:p text:style-name="P2">yes you will</text:p>
      <text:p text:style-name="P2">no</text:p>
      <text:p text:style-name="P2">thats what he told me when we were pen pals</text:p>
      <text:p text:style-name="P2">but i think its more accurate to say im his alternate universe biological daughter</text:p>
      <text:p text:style-name="P2">yes, it does :p</text:p>
      <text:p text:style-name="P2">now take the damn folder</text:p>
      <text:p text:style-name="P2">DO NOT CALL ME THAT!!!</text:p>
      <text:p text:style-name="P2">my surname is harley not english</text:p>
      <text:p text:style-name="P2">but you may refer to me as jade, or ma'am if you are feeling especially nervous and deferential</text:p>
      <text:p text:style-name="P2">which as it turns out is the way you should be feeling about me, ALWAYS &gt;:B</text:p>
      <text:p text:style-name="P2">lol WHAT</text:p>
      <text:p text:style-name="P2">_</text:p>
      <text:p text:style-name="P2">10. RxLa5: =008192</text:p>
      <text:p text:style-name="P2">SILENCE!!!!!!</text:p>
      <text:p text:style-name="P2">open the file</text:p>
      <text:p text:style-name="P2">OPEN IT!</text:p>
      <text:p text:style-name="P2">_</text:p>
      <text:p text:style-name="P2">11. RxLa6: =008193</text:p>
      <text:p text:style-name="P2"><text:soft-page-break/>yes</text:p>
      <text:p text:style-name="P2">it is not impossible</text:p>
      <text:p text:style-name="P2">you are the rogue of void</text:p>
      <text:p text:style-name="P2">do you know what that means?</text:p>
      <text:p text:style-name="P2">it means a lot more than that</text:p>
      <text:p text:style-name="P2">your true powers are more impressive than those of anyone else in your crappy quartet</text:p>
      <text:p text:style-name="P2">in fact i would say they are almost as cool as mine &gt;:)</text:p>
      <text:p text:style-name="P2">not just spikeballs!</text:p>
      <text:p text:style-name="P2">imagine that your title is roughly synonymous with "one who steals nothing"</text:p>
      <text:p text:style-name="P2">what do you think it means to be able to steal nothing?</text:p>
      <text:p text:style-name="P2">WRONG</text:p>
      <text:p text:style-name="P2">it means just the opposite</text:p>
      <text:p text:style-name="P2">it means you can steal the essence of nothingness from something</text:p>
      <text:p text:style-name="P2">you can rob nothingness from an idea if you put your mind to it</text:p>
      <text:p text:style-name="P2">effectively allowing you to conjure virtually anything out of thin air</text:p>
      <text:p text:style-name="P2">grrrrr...</text:p>
      <text:p text:style-name="P2">im sorry, but your remarks of self deprecation made me very angry</text:p>
      <text:p text:style-name="P2">once i was even more of a dork than you</text:p>
      <text:p text:style-name="P2">but now i am one of the most powerful beings who has ever existed</text:p>
      <text:p text:style-name="P2">i dont want to hear any whining about what you think you cant do</text:p>
      <text:p text:style-name="P2">you are hereby under strict orders from myself and her condescension to "clam up" and conjure that orb, do you understand?</text:p>
      <text:p text:style-name="P2">you tell me</text:p>
      <text:p text:style-name="P2">space is my racket, not void</text:p>
      <text:p text:style-name="P2">its called the matriorb</text:p>
      <text:p text:style-name="P2"><text:soft-page-break/>it is the key to resurrecting the troll race</text:p>
      <text:p text:style-name="P2">once you create it the empress will hatch it on an uninhabited planet located beyond the reach of her cruel employer</text:p>
      <text:p text:style-name="P2">there her people will have another chance to thrive without the ever looming threat of extinction that comes with his influence</text:p>
      <text:p text:style-name="P2">so you see roxy, there is nothing noble about refusing to help</text:p>
      <text:p text:style-name="P2">once an entire alien race went extinct because of a terrible monster, and you can help give them a second chance</text:p>
      <text:p text:style-name="P2">dont you want that?</text:p>
      <text:p text:style-name="P2">yes fair enough, but heres the other thing...</text:p>
      <text:p text:style-name="P2">if you dont i am going to kill you</text:p>
      <text:p text:style-name="P2">oh yesses!</text:p>
      <text:p text:style-name="P2">a literal plurality of yesses</text:p>
      <text:p text:style-name="P2">seeing as you are a god tier it is very likely you will come back to life</text:p>
      <text:p text:style-name="P2">so i can just keep killing you over and over a different way each time</text:p>
      <text:p text:style-name="P2">maybe i will disembowel you a few times</text:p>
      <text:p text:style-name="P2">i will not even need to use my sharp doggy teeth!</text:p>
      <text:p text:style-name="P2">i will just snap my fingers and your delicious guts will teleport outside your body</text:p>
      <text:p text:style-name="P2">no way more like yum</text:p>
      <text:p text:style-name="P2">i will just keep on killing you again and again</text:p>
      <text:p text:style-name="P2">until you finally get tired of dying and follow your orders</text:p>
      <text:p text:style-name="P2">i believe you will find i am the suckiest jade there is</text:p>
      <text:p text:style-name="P2">now we are going to be here in this cell for as long as it takes</text:p>
      <text:p text:style-name="P2">i am not going anywhere until you try doing your voidey thing and make something appear</text:p>
      <text:p text:style-name="P2">is that understood?</text:p>
      <text:p text:style-name="P2">_</text:p>
      <text:p text:style-name="P2"><text:soft-page-break/>12. RxLa7: =008195</text:p>
      <text:p text:style-name="P2">no, its not</text:p>
      <text:p text:style-name="P2">thats a perfectly generic object</text:p>
      <text:p text:style-name="P2">yes</text:p>
      <text:p text:style-name="P2">thats what a perfectly generic object is</text:p>
      <text:p text:style-name="P2">how</text:p>
      <text:p text:style-name="P2">exactly</text:p>
      <text:p text:style-name="P2">if you want your powers to reach their full potential youre going to need to become more familiar with the fundamental building blocks of ideas and how they translate into more complicated thoughts and forms</text:p>
      <text:p text:style-name="P2">then it becomes a simple matter of using your abilities to snatch those concepts from unreality</text:p>
      <text:p text:style-name="P2">we both know you dont think its too hard, you think it sounds like an interesting challenge</text:p>
      <text:p text:style-name="P2">this is a very good start though</text:p>
      <text:p text:style-name="P2">with a little practice im sure our empress will have her orb in no time</text:p>
      <text:p text:style-name="P2">_</text:p>
      <text:p text:style-name="P2">13. RxLa8: =008196</text:p>
      <text:p text:style-name="P2">it would be fairly baller</text:p>
      <text:p text:style-name="P2">keep trying for that orb though</text:p>
      <text:p text:style-name="P2">i will return in a while to review your progress</text:p>
      <text:p text:style-name="P2">and remember, dont get any funny ideas</text:p>
      <text:p text:style-name="P2">i mean dont try to escape!</text:p>
      <text:p text:style-name="P2">even if you are invisible i will be able to track you down instantly</text:p>
      <text:p text:style-name="P2">my sense of smell is very good</text:p>
      <text:p text:style-name="P2">now if youll excuse me i have some business to attend to</text:p>
      <text:p text:style-name="P2">_</text:p>
      <text:p text:style-name="P2"><text:soft-page-break/>14. RxLa9: =008197</text:p>
      <text:p text:style-name="P2">i am still trying to locate my brother</text:p>
      <text:p text:style-name="P2">but im having trouble picking up his scent</text:p>
      <text:p text:style-name="P2">hes using his windy powers to obscure the trail and its giving me fits</text:p>
      <text:p text:style-name="P2">woof!!!</text:p>
      <text:p text:style-name="P2">i mean shoosh :x</text:p>
      <text:p text:style-name="P2">that is enough questions from you</text:p>
      <text:p text:style-name="P2">now i believe you have a space egg to conjure</text:p>
      <text:p text:style-name="P2">what?</text:p>
      <text:p text:style-name="P2">farewell roxy</text:p>
      <text:p text:style-name="P2">_</text:p>
      <text:p text:style-name="P2">15. DS5: =008217</text:p>
      <text:p text:style-name="P2">hello dave</text:p>
      <text:p text:style-name="P2">_</text:p>
      <text:p text:style-name="P2">16. DS6: =008218</text:p>
      <text:p text:style-name="P2">he was just here wasnt he</text:p>
      <text:p text:style-name="P2">how do you even know who im talking about??</text:p>
      <text:p text:style-name="P2">dave i know he was just here</text:p>
      <text:p text:style-name="P2">i can smell him</text:p>
      <text:p text:style-name="P2">degbear?</text:p>
      <text:p text:style-name="P2">what...</text:p>
      <text:p text:style-name="P2">ah</text:p>
      <text:p text:style-name="P2">you cant fool me dave</text:p>
      <text:p text:style-name="P2">i will track him down sooner or later</text:p>
      <text:p text:style-name="P2">in any case it doesnt matter</text:p>
      <text:p text:style-name="P2">i came here to see you, not him</text:p>
      <text:p text:style-name="P2"><text:soft-page-break/>come with me</text:p>
      <text:p text:style-name="P2">_</text:p>
      <text:p text:style-name="P2">17. DS7: =008219</text:p>
      <text:p text:style-name="P2">out here</text:p>
      <text:p text:style-name="P2">we have some work to do</text:p>
      <text:p text:style-name="P2">_</text:p>
      <text:p text:style-name="P2">18. DS8: =008220</text:p>
      <text:p text:style-name="P2">youre going to need to upgrade your weapon</text:p>
      <text:p text:style-name="P2">yes</text:p>
      <text:p text:style-name="P2">that may very well be the case</text:p>
      <text:p text:style-name="P2">but it will be useless against lord english</text:p>
      <text:p text:style-name="P2">wouldnt you prefer a weapon that is capable of inflicting damage against him?</text:p>
      <text:p text:style-name="P2">of course you would</text:p>
      <text:p text:style-name="P2">this isnt even up for discussion</text:p>
      <text:p text:style-name="P2">now give me the deringer</text:p>
      <text:p text:style-name="P2">we have all been traveling for three long years. what better way to celebrate our reunion than with a little alchemy? :)</text:p>
      <text:p text:style-name="P2">HAR HAR</text:p>
      <text:p text:style-name="P2">gimme the sword</text:p>
      <text:p text:style-name="P2">_</text:p>
      <text:p text:style-name="P2">19. DS9: =008221</text:p>
      <text:p text:style-name="P2">it needs a special ingredient</text:p>
      <text:p text:style-name="P2">something which represents his only known weakness, but hasnt been properly weaponized</text:p>
      <text:p text:style-name="P2">i do</text:p>
      <text:p text:style-name="P2">i get all my intelligence on such matters from the old lady</text:p>
      <text:p text:style-name="P2">shes had centuries to hatch a plan to settle her score</text:p>
      <text:p text:style-name="P2"><text:soft-page-break/>over time shes uncovered many secrets about him</text:p>
      <text:p text:style-name="P2">that is not relevant!</text:p>
      <text:p text:style-name="P2">bark bark bark!!!</text:p>
      <text:p text:style-name="P2">i already have it right here</text:p>
      <text:p text:style-name="P2">in fact ive had it for about as long as i can remember</text:p>
      <text:p text:style-name="P2">it was right under my doggy snout all along</text:p>
      <text:p text:style-name="P2">_</text:p>
      <text:p text:style-name="P2">20. DS10: =008222</text:p>
      <text:p text:style-name="P2">remember this?</text:p>
      <text:p text:style-name="P2">dave are you lying to me?</text:p>
      <text:p text:style-name="P2">but i found it on your planet</text:p>
      <text:p text:style-name="P2">it must have gotten here somehow</text:p>
      <text:p text:style-name="P2">its not an egg!</text:p>
      <text:p text:style-name="P2">you really have a one track mind when it comes to certain things</text:p>
      <text:p text:style-name="P2">davesprite was like that too... i just figured it was because he was part bird</text:p>
      <text:p text:style-name="P2">but no, here you are going on about bird things too just like him :p</text:p>
      <text:p text:style-name="P2">mm hmm</text:p>
      <text:p text:style-name="P2">and just because i have these pointy ears doesnt mean i wouldnt kill for some snausages right now!</text:p>
      <text:p text:style-name="P2">.....................</text:p>
      <text:p text:style-name="P2">maybe ._.</text:p>
      <text:p text:style-name="P2">its a cueball dave!</text:p>
      <text:p text:style-name="P2">sigh</text:p>
      <text:p text:style-name="P2">i see its still impossible to have a serious conversation with you, whether you are a sassy bird or not</text:p>
      <text:p text:style-name="P2">i thought regular dave might have matured a little over three years but i guess i was wrong</text:p>
      <text:p text:style-name="P2"><text:soft-page-break/>_</text:p>
      <text:p text:style-name="P2">21. DS11: =008223</text:p>
      <text:p text:style-name="P2">pardon?</text:p>
      <text:p text:style-name="P2">are you telling me you have seen this sword before dave</text:p>
      <text:p text:style-name="P2">how is that possible?</text:p>
      <text:p text:style-name="P2">you sure seem to break swords a lot</text:p>
      <text:p text:style-name="P2">:|</text:p>
      <text:p text:style-name="P2">dave i admit this is a peculiar turn of events, but i think you are overreacting</text:p>
      <text:p text:style-name="P2">omg</text:p>
      <text:p text:style-name="P2">youve really spent way too much time alone with karkat havent you</text:p>
      <text:p text:style-name="P2">_</text:p>
      <text:p text:style-name="P2">22. KV5: =008225</text:p>
      <text:p text:style-name="P2">what this?</text:p>
      <text:p text:style-name="P2">earth</text:p>
      <text:p text:style-name="P2">_</text:p>
      <text:p text:style-name="P2">23. KV6; CJ1: =008226</text:p>
      <text:p text:style-name="P2">its small because i shrunk it</text:p>
      <text:p text:style-name="P2">cause im a space witch</text:p>
      <text:p text:style-name="P2">duhhh</text:p>
      <text:p text:style-name="P2">he did</text:p>
      <text:p text:style-name="P2">but i snuck through a portal and nabbed it!</text:p>
      <text:p text:style-name="P2">then i hopped right back through the gate before everything blew up</text:p>
      <text:p text:style-name="P2">i was in and out like a bandit</text:p>
      <text:p text:style-name="P2">you know, i like to think i make a pretty good witch, especially since i turned wicked and all...</text:p>
      <text:p text:style-name="P2">but maybe i would have made an even better thief!</text:p>
      <text:p text:style-name="P2"><text:soft-page-break/>what do you think jane? do you think i missed my true calling?</text:p>
      <text:p text:style-name="P2">come to think of it, the new empire probably doesnt need anymore thieves</text:p>
      <text:p text:style-name="P2">we already have the greatest thief of all running the show</text:p>
      <text:p text:style-name="P2">she even managed to steal both of us away from all our pals, didnt she jane? ;)</text:p>
      <text:p text:style-name="P2">hehe</text:p>
      <text:p text:style-name="P2">isnt she a riot guys?</text:p>
      <text:p text:style-name="P2">_</text:p>
      <text:p text:style-name="P2">24. KV7; CJ2: =008227</text:p>
      <text:p text:style-name="P2">it wont be earth for much longer</text:p>
      <text:p text:style-name="P2">it will be home to the new empire</text:p>
      <text:p text:style-name="P2">i will deliver it to the universe we create</text:p>
      <text:p text:style-name="P2">or i should say the one YOU create</text:p>
      <text:p text:style-name="P2">if you are obedient and complete the tasks you are assigned, you may have a place in the empire among the subservient classes </text:p>
      <text:p text:style-name="P2">karkat i had almost forgotten how much i missed our repartee</text:p>
      <text:p text:style-name="P2">thank you for reminding me, that outburst was beautiful</text:p>
      <text:p text:style-name="P2">if youre frustrated by the way im treating you look at it this way... im not asking you for passwords anymore am i?</text:p>
      <text:p text:style-name="P2">sorry karkat, there is no password. not this time</text:p>
      <text:p text:style-name="P2">if you continue to list meat products then im afraid the only thing you will unlock is my fearsome doggy hunger</text:p>
      <text:p text:style-name="P2">and believe me, you dont want to see me when im doggy hungry</text:p>
      <text:p text:style-name="P2">but if you insist on hounding me (hehe) for some sort of explanation, its all pretty simple</text:p>
      <text:p text:style-name="P2">we all recently arrived in this brand new session... janes session actually</text:p>
      <text:p text:style-name="P2">this is jane btw. say hi jane</text:p>
      <text:p text:style-name="P2">lol</text:p>
      <text:p text:style-name="P2"><text:soft-page-break/>jane is actually my biological mother believe it or not</text:p>
      <text:p text:style-name="P2">shh!</text:p>
      <text:p text:style-name="P2">but her session was taken over by the woman who you might call our mutual great grandmother</text:p>
      <text:p text:style-name="P2">shes an alien. a very powerful troll queen actually</text:p>
      <text:p text:style-name="P2">karkat you are the one who demanded an "UNINTERRUPTED SPATE OF HARD, UNEMBELLISHED DATA"</text:p>
      <text:p text:style-name="P2">ill thank you to not to yell at me for doing exactly what you requested</text:p>
      <text:p text:style-name="P2">her imperious condescension is in control now</text:p>
      <text:p text:style-name="P2">she intends to carry out the remaining objectives to complete the session</text:p>
      <text:p text:style-name="P2">those tasks will be distributed among several recently recruited agents of course</text:p>
      <text:p text:style-name="P2">(thats you!)</text:p>
      <text:p text:style-name="P2">this should come as a relief to you since it means you and she are not in opposition at all</text:p>
      <text:p text:style-name="P2">in fact you share all the same goals!</text:p>
      <text:p text:style-name="P2">the only difference is that when the time comes she will be the one claiming the ultimate reward</text:p>
      <text:p text:style-name="P2">the spoils will be hers not ours... get it?</text:p>
      <text:p text:style-name="P2">excellent</text:p>
      <text:p text:style-name="P2">what you will need to do is ready the young frog for its journey to skaia</text:p>
      <text:p text:style-name="P2">i will prepare skaia to receive it by deploying the battlefield from our old session</text:p>
      <text:p text:style-name="P2">this will bring fertility to the void session and allow the frog to mature when he completes his journey</text:p>
      <text:p text:style-name="P2">no!</text:p>
      <text:p text:style-name="P2">i already made one actually</text:p>
      <text:p text:style-name="P2">dont you remember??</text:p>
      <text:p text:style-name="P2"><text:soft-page-break/>really your job is so easy</text:p>
      <text:p text:style-name="P2">theres no more frog breeding involved at all</text:p>
      <text:p text:style-name="P2">when the time is right, you just have to release the one thats already there</text:p>
      <text:p text:style-name="P2">it fell into the forge</text:p>
      <text:p text:style-name="P2">in the years since it has sunk all the way down to the planets core</text:p>
      <text:p text:style-name="P2">but as it happens that is exactly where it should be!</text:p>
      <text:p text:style-name="P2">my denizen is now guarding it</text:p>
      <text:p text:style-name="P2">as im sure kanaya already knows it will not be released unless you travel there and formally request that she do so</text:p>
      <text:p text:style-name="P2">i already did</text:p>
      <text:p text:style-name="P2">echidna will not speak with me</text:p>
      <text:p text:style-name="P2">it is not important why, and it changes nothing</text:p>
      <text:p text:style-name="P2">she said she would only speak with another hero of space</text:p>
      <text:p text:style-name="P2">that would be kanaya</text:p>
      <text:p text:style-name="P2">she also cryptically requested the presence of the knight who once helped her with breeding duties</text:p>
      <text:p text:style-name="P2">karkat i gather that would be you</text:p>
      <text:p text:style-name="P2">i dont know karkat</text:p>
      <text:p text:style-name="P2">that is your problem, not mine</text:p>
      <text:p text:style-name="P2">maybe you should try feeling grateful she asked for you</text:p>
      <text:p text:style-name="P2">youre getting the chance to set right what went so horribly wrong</text:p>
      <text:p text:style-name="P2">to atone for your hasty first attempt at frog breeding which resulted in a terminal universe</text:p>
      <text:p text:style-name="P2">if i were you i would feel pretty relieved to get a second chance, but thats just me :p</text:p>
      <text:p text:style-name="P2">_</text:p>
      <text:p text:style-name="P2">25. KV8; KM5: =008228</text:p>
      <text:p text:style-name="P2"><text:soft-page-break/>i would be careful about the slurs you bandy about, particularly those targeting my canine qualities which i am sensitive about and therefore find to be really really mean</text:p>
      <text:p text:style-name="P2">you should be aware that i have already threatened to kill some people today so watch your step mister</text:p>
      <text:p text:style-name="P2">its true though i am very threatening</text:p>
      <text:p text:style-name="P2">and this girl right here?</text:p>
      <text:p text:style-name="P2">shes even worse</text:p>
      <text:p text:style-name="P2">she hasnt even said a WORD... that is TERRIFYING!</text:p>
      <text:p text:style-name="P2">jeez even im nervous</text:p>
      <text:p text:style-name="P2">and kanaya dont think you are safe from our threats just because you happen to be a vampire</text:p>
      <text:p text:style-name="P2">we have ways of handling the undead</text:p>
      <text:p text:style-name="P2">jane here?</text:p>
      <text:p text:style-name="P2">she has the power to bring people back to life</text:p>
      <text:p text:style-name="P2">although it is my understanding that this ability is limited to a one time only use per individual</text:p>
      <text:p text:style-name="P2">you do know what sort of effect her resurrection spell will have on undead targets...</text:p>
      <text:p text:style-name="P2">_</text:p>
      <text:p text:style-name="P2">26. KM6; CJ3: =008229</text:p>
      <text:p text:style-name="P2">you dont?</text:p>
      <text:p text:style-name="P2">i thought it was common knowledge</text:p>
      <text:p text:style-name="P2">when you cast healing magic on a zombie or dracula they die!</text:p>
      <text:p text:style-name="P2">i dont know...</text:p>
      <text:p text:style-name="P2">isnt that how it works in stories and games and such</text:p>
      <text:p text:style-name="P2">seems pretty logical to me</text:p>
      <text:p text:style-name="P2">SIIIGH</text:p>
      <text:p text:style-name="P2">i can see a demonstration will be in order</text:p>
      <text:p text:style-name="P2"><text:soft-page-break/>jane</text:p>
      <text:p text:style-name="P2">if you would be so kind</text:p>
      <text:p text:style-name="P2">_</text:p>
      <text:p text:style-name="P2">27. JE1: =008232</text:p>
      <text:p text:style-name="P2">GOTCHA!!!!!</text:p>
      <text:p text:style-name="P2">_</text:p>
      <text:p text:style-name="P2">28. JE2: =008233</text:p>
      <text:p text:style-name="P2">john stop that</text:p>
      <text:p text:style-name="P2">_</text:p>
      <text:p text:style-name="P2">29. JE3: =008238</text:p>
      <text:p text:style-name="P2">no wait!</text:p>
      <text:p text:style-name="P2">_</text:p>
      <text:p text:style-name="P2">30. JE4: =008239</text:p>
      <text:p text:style-name="P2">EEEEEEGBEEEERRRRRRRRT!!!!!</text:p>
      <text:p text:style-name="P2">oh i am so mad</text:p>
      <text:p text:style-name="P2">grrrrr....</text:p>
      <text:p text:style-name="P2">GRRRRRRRRRRRRRRR!</text:p>
      <text:p text:style-name="P2">_</text:p>
      <text:p text:style-name="P2">31. JE5: =008240</text:p>
      <text:p text:style-name="P2">AWOOOOOOOOOOOOOOOOOOOOOOOOOOOO!!!!!</text:p>
      <text:p text:style-name="P2">_</text:p>
      <text:p text:style-name="P2">32. DS12: =008283</text:p>
      <text:p text:style-name="P2">her imperious condescension has duly noted your ridiculous tantrum</text:p>
      <text:p text:style-name="P2">now take your welsh sword</text:p>
      <text:p text:style-name="P2">since you have obviously been identified as the one who must deal english his fatal blow we will need to make sure you are battle ready</text:p>
      <text:p text:style-name="P2"><text:soft-page-break/>and you do not seem very battle ready to me dave</text:p>
      <text:p text:style-name="P2">show me what you can do </text:p>
      <text:p text:style-name="P2">i will not hear another word of such appalling slander about this fine weapon</text:p>
      <text:p text:style-name="P2">its colorful and its silly and its a sword</text:p>
      <text:p text:style-name="P2">end of story</text:p>
      <text:p text:style-name="P2">as for why i can wield it, i surpassed the need for a strife specibus quite some time ago</text:p>
      <text:p text:style-name="P2">havent you climbed any more god tiers over the last few years?</text:p>
      <text:p text:style-name="P2">what were you even doing on that meteor</text:p>
      <text:p text:style-name="P2">what badges do you have on your kiddie camper handysash?</text:p>
      <text:p text:style-name="P2">i asked you first</text:p>
      <text:p text:style-name="P2">dave</text:p>
      <text:p text:style-name="P2">we both know neither the kiddie camper handysash nor the badges sewn onto it are real objects</text:p>
      <text:p text:style-name="P2">yeah...</text:p>
      <text:p text:style-name="P2">_</text:p>
      <text:p text:style-name="P2">33. DS13: =008284</text:p>
      <text:p text:style-name="P2">why not?</text:p>
      <text:p text:style-name="P2">our empress can hardly have a knight with such rusty combat skills in her service</text:p>
      <text:p text:style-name="P2">en garde!</text:p>
      <text:p text:style-name="P2">im gonna go through the vaguely nefarious motions of kicking your ass in a minute if you dont put up your dukes!!!</text:p>
      <text:p text:style-name="P2">by using your time trickery!</text:p>
      <text:p text:style-name="P2">come on dave do your timey thing</text:p>
      <text:p text:style-name="P2">get creative, make lots of copies of yourself or something... outsmart me!</text:p>
      <text:p text:style-name="P2">yes!!!</text:p>
      <text:p text:style-name="P2"><text:soft-page-break/>!!!!!</text:p>
      <text:p text:style-name="P2">grrr</text:p>
      <text:p text:style-name="P2">dave, just try a little time travel to get this fight started</text:p>
      <text:p text:style-name="P2">see look, one of your time doubles is surely predestined to come from a few minutes in the future and appear behind me for a surprise attack, riiiight about...</text:p>
      <text:p text:style-name="P2">now!</text:p>
      <text:p text:style-name="P2">...</text:p>
      <text:p text:style-name="P2">no wait</text:p>
      <text:p text:style-name="P2">riiiiiiiiiight...</text:p>
      <text:p text:style-name="P2">...</text:p>
      <text:p text:style-name="P2">...</text:p>
      <text:p text:style-name="P2">NOW!</text:p>
      <text:p text:style-name="P2">....</text:p>
      <text:p text:style-name="P2">.....</text:p>
      <text:p text:style-name="P2">dave why is your future self being such a wet blanket</text:p>
      <text:p text:style-name="P2">:\</text:p>
      <text:p text:style-name="P2">_</text:p>
      <text:p text:style-name="P2">34. DS14: =008285</text:p>
      <text:p text:style-name="P2">......</text:p>
      <text:p text:style-name="P2">sorry dave, you lost me there after the part where i shot you</text:p>
      <text:p text:style-name="P2">omg, no!</text:p>
      <text:p text:style-name="P2">the fact is youre going to have to rely on those powers if you want to stand any chance against a lord of time</text:p>
      <text:p text:style-name="P2">it is safe to expect he can only be challenged by someone with a similar command over the aspect</text:p>
      <text:p text:style-name="P2">dave i am perfectly aware of the awesome powers granted to me by the bark side</text:p>
      <text:p text:style-name="P2">it does not matter</text:p>
      <text:p text:style-name="P2"><text:soft-page-break/>i cant be the one to wield your sword against english</text:p>
      <text:p text:style-name="P2">it has to be you</text:p>
      <text:p text:style-name="P2">it is the will of the empress, and thats final</text:p>
      <text:p text:style-name="P2">_</text:p>
      <text:p text:style-name="P2">35. DS15: =008286</text:p>
      <text:p text:style-name="P2">jeez you sure have some issues</text:p>
      <text:p text:style-name="P2">honestly it has become very tiresome listening to this sort of thing</text:p>
      <text:p text:style-name="P2">i thought davesprite had problems</text:p>
      <text:p text:style-name="P2">his issues i could kind of understand</text:p>
      <text:p text:style-name="P2">i thought you might be different, being the alpha dave and all</text:p>
      <text:p text:style-name="P2">but no</text:p>
      <text:p text:style-name="P2">you might be even more messed up inside than he was!</text:p>
      <text:p text:style-name="P2">none of your business &gt;:p</text:p>
      <text:p text:style-name="P2">that doesnt make any sense!</text:p>
      <text:p text:style-name="P2">augh!</text:p>
      <text:p text:style-name="P2">forget i mentioned it</text:p>
      <text:p text:style-name="P2">dont say that, you arent the real dave!</text:p>
      <text:p text:style-name="P2">well you are, but phrasing it like that is so mean!</text:p>
      <text:p text:style-name="P2">hes just as real as you, and when you imply he isnt you sound like a jerk!!!</text:p>
      <text:p text:style-name="P2">THE ONLY REASON I THINK YOURE A NEUROTIC DOUCHE IS BECAUSE YOURE ACTING LIKE ONE NOW!!!</text:p>
      <text:p text:style-name="P2">YOU BROKE MY HEART!!!!!!</text:p>
      <text:p text:style-name="P2">ok not you</text:p>
      <text:p text:style-name="P2">davesprite did</text:p>
      <text:p text:style-name="P2">BUT YOURE BASICALLY THE SAME GUY!</text:p>
      <text:p text:style-name="P2">you just said you had a right to know what happened between us <text:soft-page-break/>because, and i quote, "hes bird me"</text:p>
      <text:p text:style-name="P2">*growl*</text:p>
      <text:p text:style-name="P2">*SNARL*</text:p>
      <text:p text:style-name="P2">*sigh*</text:p>
      <text:p text:style-name="P2">_</text:p>
      <text:p text:style-name="P2">36. DS16: =008287</text:p>
      <text:p text:style-name="P2">dave, i did my best to put all this behind me a long time ago</text:p>
      <text:p text:style-name="P2">i did not come here to dredge up any of this drama with you</text:p>
      <text:p text:style-name="P2">besides, such behavior is unbecoming of her condescensions loyal subordinates</text:p>
      <text:p text:style-name="P2">you can be stubborn all you want, but i will force you to comply with her wishes one way or another</text:p>
      <text:p text:style-name="P2">it will be quite easy actually</text:p>
      <text:p text:style-name="P2">all i have to do is target the people you care about most</text:p>
      <text:p text:style-name="P2">he is a very cute mayor</text:p>
      <text:p text:style-name="P2">it therefore pains me to have to do this</text:p>
      <text:p text:style-name="P2">_</text:p>
      <text:p text:style-name="P2">37. =008294</text:p>
      <text:p text:style-name="P2">why is being a bad guy SO HARD?</text:p>
      <text:p text:style-name="P2">_</text:p>
      <text:p text:style-name="P2">38. DS17: =008302</text:p>
      <text:p text:style-name="P2">COPY OF CONVERSATION DS13: =008284</text:p>
      <text:p text:style-name="P2">_</text:p>
      <text:p text:style-name="P2">39. JE6; DS18: =008304</text:p>
      <text:p text:style-name="P2">yeah john</text:p>
      <text:p text:style-name="P2">did you really have to pick now of all times to materialize out of nowhere and taunt me?</text:p>
      <text:p text:style-name="P2">so what now?</text:p>
      <text:p text:style-name="P2"><text:soft-page-break/>am i REALLY supposed to tackle you, just to watch you vanish yet again?</text:p>
      <text:p text:style-name="P2">because i dont really feel like it</text:p>
      <text:p text:style-name="P2">do you have any idea how frustrating that becomes after a while?</text:p>
      <text:p text:style-name="P2">&gt;:o</text:p>
      <text:p text:style-name="P2">sigh</text:p>
      <text:p text:style-name="P2">yes, unfortunately thats probably where this was going</text:p>
      <text:p text:style-name="P2">yes</text:p>
      <text:p text:style-name="P2">i was going to kick the mayor into the lava</text:p>
      <text:p text:style-name="P2">i was going to make it clear i was serious about killing someone you cared about</text:p>
      <text:p text:style-name="P2">so you would stop being a baby and start using your powers and swordfight with me you dumb jerk :p</text:p>
      <text:p text:style-name="P2">thank you :)</text:p>
      <text:p text:style-name="P2">oh yes absolutely</text:p>
      <text:p text:style-name="P2">he would be burnt to a crisp right now i am sure of it</text:p>
      <text:p text:style-name="P2">no you wouldnt you were just going to argue with me forever!</text:p>
      <text:p text:style-name="P2">i guess not</text:p>
      <text:p text:style-name="P2">he is a very cute mayor after all</text:p>
      <text:p text:style-name="P2">sorry john</text:p>
      <text:p text:style-name="P2">whatever dave and i were going to argue about</text:p>
      <text:p text:style-name="P2">i think the moment has passed</text:p>
      <text:p text:style-name="P2">the whole thing is kind of ruined to be honest</text:p>
      <text:p text:style-name="P2">_</text:p>
      <text:p text:style-name="P2">40. DS19: =008317</text:p>
      <text:p text:style-name="P2">COPY OF CONVERSATION DS13: =008284</text:p>
      <text:p text:style-name="P2">_</text:p>
      <text:p text:style-name="P2">41. DS20: =008318</text:p>
      <text:p text:style-name="P2"><text:soft-page-break/>COPY OF CONVERSATION DS14: =008285</text:p>
      <text:p text:style-name="P2">_</text:p>
      <text:p text:style-name="P1">Act 6 Act 6 Act 2</text:p>
      <text:p text:style-name="P2">_</text:p>
      <text:p text:style-name="P1">Act 6 Act 6 Intermission 2</text:p>
      <text:p text:style-name="P2">_</text:p>
      <text:p text:style-name="P2">42. CJ4: =008470</text:p>
      <text:p text:style-name="P2">yes :B</text:p>
      <text:p text:style-name="P2">what is it</text:p>
      <text:p text:style-name="P2">_</text:p>
      <text:p text:style-name="P2">43. CJ5: =008487</text:p>
      <text:p text:style-name="P2">who took my ship??</text:p>
      <text:p text:style-name="P2">that is SO illegal</text:p>
      <text:p text:style-name="P2">maybe we should call in some authority regulators to have it ticketed and towed</text:p>
      <text:p text:style-name="P2">yes</text:p>
      <text:p text:style-name="P2">but i love watching those guys write their little tickets</text:p>
      <text:p text:style-name="P2">theyre so cute</text:p>
      <text:p text:style-name="P2">_</text:p>
      <text:p text:style-name="P2">44. CJ6: =008488</text:p>
      <text:p text:style-name="P2">do you think we should ask the condesce what to do?</text:p>
      <text:p text:style-name="P2">yes youre right</text:p>
      <text:p text:style-name="P2">what would she think if we went whimpering to her every time some buffoon parked a battleship illegally</text:p>
      <text:p text:style-name="P2">yeah</text:p>
      <text:p text:style-name="P2">hmm</text:p>
      <text:p text:style-name="P2">maybe we should check on the prisoners again</text:p>
      <text:p text:style-name="P2"><text:soft-page-break/>whoa</text:p>
      <text:p text:style-name="P2">_</text:p>
      <text:p text:style-name="P2">45. CJ7: =008489</text:p>
      <text:p text:style-name="P2">something is happening...</text:p>
      <text:p text:style-name="P2">_</text:p>
      <text:p text:style-name="P2">46. CJ8: =008509</text:p>
      <text:p text:style-name="P2">ok!</text:p>
      <text:p text:style-name="P2">_</text:p>
      <text:p text:style-name="P2">47. JaEn2: =008512</text:p>
      <text:p text:style-name="P2">sorry jake you heard the lady</text:p>
      <text:p text:style-name="P2">youre making a royal mess of the place</text:p>
      <text:p text:style-name="P2">so im gonna have to zap you to the furthest ring!</text:p>
      <text:p text:style-name="P2">what im saying is youve been very naughty and rambunctious so now you have to go outside</text:p>
      <text:p text:style-name="P2">_</text:p>
      <text:p text:style-name="P2">48. JaEn3: =008513</text:p>
      <text:p text:style-name="P2">what</text:p>
      <text:p text:style-name="P2">what the...</text:p>
      <text:p text:style-name="P2">why cant.....</text:p>
      <text:p text:style-name="P2">_</text:p>
      <text:p text:style-name="P2">49. JaEn4: =008514</text:p>
      <text:p text:style-name="P2">why cant i zap you away!</text:p>
      <text:p text:style-name="P2">_</text:p>
      <text:p text:style-name="P2">50. JaEn5: =008514</text:p>
      <text:p text:style-name="P2">augh shut up!</text:p>
      <text:p text:style-name="P2">your booming cornball exclamations are hurting my doggy ears!!!</text:p>
      <text:p text:style-name="P2">come on jade</text:p>
      <text:p text:style-name="P2"><text:soft-page-break/>focus!</text:p>
      <text:p text:style-name="P2">FOCUS damn you!</text:p>
      <text:p text:style-name="P2">_</text:p>
      <text:p text:style-name="P2">51. JaEn6: =008515</text:p>
      <text:p text:style-name="P2">grrr!</text:p>
      <text:p text:style-name="P2">its so hard to concentrate while i have to stare at his STUPID little shorts!</text:p>
      <text:p text:style-name="P2">i didnt ask for this jake!</text:p>
      <text:p text:style-name="P2">i never wanted to see my grandpa in a sexy pair of underpants!!!</text:p>
      <text:p text:style-name="P2">_</text:p>
      <text:p text:style-name="P2">52. CJ9: =008516</text:p>
      <text:p text:style-name="P2">my powers...</text:p>
      <text:p text:style-name="P2">cant seem...</text:p>
      <text:p text:style-name="P2">to penetrate...</text:p>
      <text:p text:style-name="P2">THE HOPE FIELD!!!</text:p>
      <text:p text:style-name="P2">*pant pant*</text:p>
      <text:p text:style-name="P2">ALSO HE KEEPS DOING THAT!!!</text:p>
      <text:p text:style-name="P2">_</text:p>
      <text:p text:style-name="P2">53. JaEn7: =008518</text:p>
      <text:p text:style-name="P2">alright jake</text:p>
      <text:p text:style-name="P2">you win</text:p>
      <text:p text:style-name="P2">if i cant zap you out of here then i have no choice but to let you stay</text:p>
      <text:p text:style-name="P2">but i cant allow you to keep trashing the old ladys property</text:p>
      <text:p text:style-name="P2">so ill just swap the planets instead!</text:p>
      <text:p text:style-name="P2">_</text:p>
      <text:p text:style-name="P2">54. JaEn8: =008519</text:p>
      <text:p text:style-name="P2"><text:soft-page-break/>dont you remember when we used to be pen pals jake?</text:p>
      <text:p text:style-name="P2">how many times did i help you solve a tricky problem?</text:p>
      <text:p text:style-name="P2">i am very very clever</text:p>
      <text:p text:style-name="P2">whereas you...</text:p>
      <text:p text:style-name="P2">lets face it</text:p>
      <text:p text:style-name="P2">are not :p</text:p>
      <text:p text:style-name="P2">_</text:p>
      <text:p text:style-name="P2">55. JaEn9; ArSe1: =008526</text:p>
      <text:p text:style-name="P2">oh my god</text:p>
      <text:p text:style-name="P2">stop powering up already!!!</text:p>
      <text:p text:style-name="P2">GROWL!!!!!</text:p>
      <text:p text:style-name="P2">_</text:p>
      <text:p text:style-name="P2">56. JaEn10: =008527</text:p>
      <text:p text:style-name="P2">you call that powering up?</text:p>
      <text:p text:style-name="P2">hey i asked you a question gramps!</text:p>
      <text:p text:style-name="P2">YOU CALL THAT POWERING UP?</text:p>
      <text:p text:style-name="P2">i will show you the true meaning of powering up</text:p>
      <text:p text:style-name="P2">frankly your "hope field" is ridiculous and has nothing on the unlimited fury of THE GREEN SUN!!!</text:p>
      <text:p text:style-name="P2">_</text:p>
      <text:p text:style-name="P2">57. JaEn11: =008528</text:p>
      <text:p text:style-name="P2">RRRR!</text:p>
      <text:p text:style-name="P2">RRRRRRRAAAAAAAAARRRRRRRR!!</text:p>
      <text:p text:style-name="P2">RRRRRRRRRRAAAAAWOOOOOOOOOOOOOOOOOOOOO!!!</text:p>
      <text:p text:style-name="P2">_</text:p>
      <text:p text:style-name="P2">58. JaEn12: =008529</text:p>
      <text:p text:style-name="P2">wait a minute...</text:p>
      <text:p text:style-name="P2"><text:soft-page-break/>_</text:p>
      <text:p text:style-name="P2">59. JaEn13: =008530</text:p>
      <text:p text:style-name="P2">why did i decide to swap derse with MY planet?</text:p>
      <text:p text:style-name="P2">what was i even THINKING?!</text:p>
      <text:p text:style-name="P2">_</text:p>
      <text:p text:style-name="P2">60. JaEn14: =008531</text:p>
      <text:p text:style-name="P2">no...</text:p>
      <text:p text:style-name="P2">_</text:p>
      <text:p text:style-name="P2">61. JaEn15: =008532</text:p>
      <text:p text:style-name="P2">impossible!</text:p>
      <text:p text:style-name="P2">_</text:p>
      <text:p text:style-name="P2">62. JaEn16: =008533</text:p>
      <text:p text:style-name="P2">how can the power of hope be so...</text:p>
      <text:p text:style-name="P2">_</text:p>
      <text:p text:style-name="P2">63. JaEn17: =008534</text:p>
      <text:p text:style-name="P3">POWERFUL????????????????????</text:p>
      <text:p text:style-name="P2">_</text:p>
      <text:p text:style-name="P2">64. JaEn18: =008535</text:p>
      <text:p text:style-name="P2">rrrg</text:p>
      <text:p text:style-name="P2">no</text:p>
      <text:p text:style-name="P2">NO!!!</text:p>
      <text:p text:style-name="P2">HOW CAN THIS BE HAPPENING TO ME?!</text:p>
      <text:p text:style-name="P2">_</text:p>
      <text:p text:style-name="P2">65. JaEn19: =008536</text:p>
      <text:p text:style-name="P2">dont you realize who youre DEALING with?</text:p>
      <text:p text:style-name="P2">i am GRIMBARK JADE dammit!</text:p>
      <text:p text:style-name="P2">I AM THE MOST POWERFUL DOGGY GIRL</text:p>
      <text:p text:style-name="P2"><text:soft-page-break/>WHO HAS EVER EXISTED</text:p>
      <text:p text:style-name="P3">IN THE HISTORY OF PARADOX SPACE!!!!!!!!!!!!!!!!!!!!</text:p>
      <text:p text:style-name="P2">_</text:p>
      <text:p text:style-name="P2">66. JaEn20: =008537</text:p>
      <text:p text:style-name="P2">ooooof</text:p>
      <text:p text:style-name="P2">_</text:p>
      <text:p text:style-name="P2">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7" meta:paragraph-count="640" meta:word-count="3947" meta:character-count="19731"/>
    <meta:generator>OpenOffice/4.1.2$Win32 OpenOffice.org_project/412m3$Build-9782</meta:generator>
  </office:meta>
</office:document-meta>
</file>